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Standard" style:master-page-name="MP0">
      <style:paragraph-properties fo:text-align="center" style:justify-single-word="false" style:page-number="auto" fo:break-before="page"/>
      <style:text-properties fo:font-size="20pt" style:text-underline-style="solid" style:text-underline-width="auto" style:text-underline-color="font-color" fo:font-weight="bold" style:text-underline-mode="continuous" style:text-overline-mode="continuous" style:text-line-through-mode="continuous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officeooo:paragraph-rsid="000d880f"/>
    </style:style>
    <style:style style:name="P6" style:family="paragraph" style:parent-style-name="Standard">
      <style:paragraph-properties fo:text-align="center" style:justify-single-word="false"/>
      <style:text-properties fo:font-size="12pt" officeooo:paragraph-rsid="000d880f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officeooo:rsid="001ecce7" officeooo:paragraph-rsid="000e2cbc"/>
    </style:style>
    <style:style style:name="P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 de Docker</text:p>
      <text:p text:style-name="P2"/>
      <text:p text:style-name="P3">Lo primero fue aprender a crear los servidores, pero claro necesitábamos volúmenes para la persistencia de datos aquí dejo los comandos(algunos son diferentes por las rutas)</text:p>
      <text:p text:style-name="P2"/>
      <text:p text:style-name="P4"/>
      <text:p text:style-name="P5">Docker run hello-world -&gt; para instalar un contenedor de prueba</text:p>
      <text:p text:style-name="P5">Docker container ls -a -&gt; lista los contenedores creados</text:p>
      <text:p text:style-name="P5">Docker image ls -&gt; listar imágenes de Docker</text:p>
      <text:p text:style-name="P5">Docker image rm hello-world -&gt; borrar imagen</text:p>
      <text:p text:style-name="P6">Docker run -d --name=hello-1 hello -&gt; cambiar el nombre</text:p>
      <text:p text:style-name="P7">docker stop odoo → iniciar odoo</text:p>
      <text:p text:style-name="P7">docker start -a odoo → terminar odoo</text:p>
      <text:p text:style-name="P6"/>
      <text:p text:style-name="P6"/>
      <text:p text:style-name="P8">Iniciar un servidor PostgreSQL</text:p>
      <text:p text:style-name="P8"/>
      <text:p text:style-name="P3">Al principio de la clase iniciamos el servidor</text:p>
      <text:p text:style-name="P3"/>
      <text:p text:style-name="P3">docker run -d -e POSTGRES_USER=odoo -e POSTGRES_PASSWORD=odoo -e POSTGRES_DB=postgres --name db postgres:15</text:p>
      <text:p text:style-name="Standard"/>
      <text:p text:style-name="Standard"/>
      <text:p text:style-name="Standard"/>
      <text:p text:style-name="P8">Iniciar una instancia de Odoo</text:p>
      <text:p text:style-name="P3"/>
      <text:p text:style-name="P3"><text:s/>docker run -p 8069:8069 --name odoo --link db:db -t odoo</text:p>
      <text:p text:style-name="P3"/>
      <text:p text:style-name="P3"/>
      <text:p text:style-name="P8">Volúmenes</text:p>
      <text:p text:style-name="P9"/>
      <text:p text:style-name="P3">Utilizamos volúmenes, para que persistan los datos</text:p>
      <text:p text:style-name="P3"/>
      <text:p text:style-name="P3">docker run -d -v odoo-db:/var/lib/postgresql/data -e POSTGRES_USER=odoo -e POSTGRES_PASSWORD=odoo -e POSTGRES_DB=postgres --name db postgres:latest</text:p>
      <text:p text:style-name="P3"/>
      <text:p text:style-name="P3"/>
      <text:p text:style-name="P3">$ docker run -v odoo-data:/var/lib/odoo -d -p 8069:8069 --name odoo --link db:db -t odoo</text:p>
      <text:p text:style-name="P3"/>
      <text:p text:style-name="P3"/>
      <text:p text:style-name="P8">Ejecute Odoo con una configuración personalizada</text:p>
      <text:p text:style-name="P8"/>
      <text:p text:style-name="P3">docker run -v /path/to/config:/etc/odoo -p 8069:8069 --name odoo --link db:db -t odoo</text:p>
      <text:p text:style-name="P8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title/>
    <dc:description/>
    <dc:subject/>
    <meta:initial-creator>victor oliver donoso</meta:initial-creator>
    <meta:creation-date>2024-10-07T17:00:00Z</meta:creation-date>
    <dc:date>2024-10-17T15:58:13.609000000</dc:date>
    <meta:editing-cycles>3</meta:editing-cycles>
    <meta:editing-duration>PT27M25S</meta:editing-duration>
    <meta:document-statistic meta:table-count="0" meta:image-count="0" meta:object-count="0" meta:page-count="1" meta:paragraph-count="20" meta:word-count="187" meta:character-count="1213" meta:non-whitespace-character-count="1054"/>
    <meta:template xlink:type="simple" xlink:actuate="onRequest" xlink:title="" xlink:href="Normal.dotm"/>
  </office:meta>
</office:document-meta>
</file>